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640CDAB63CE459E3EEC.png" manifest:media-type="image/png"/>
  <manifest:file-entry manifest:full-path="Pictures/10000201000003E8000001F46F50CB294809571E.png" manifest:media-type="image/png"/>
  <manifest:file-entry manifest:full-path="Pictures/100002010000005100000110629E48D48FB31498.png" manifest:media-type="image/png"/>
  <manifest:file-entry manifest:full-path="Pictures/10000201000003FC0000014A8EF3723C7D8A1D22.png" manifest:media-type="image/png"/>
  <manifest:file-entry manifest:full-path="Pictures/10000000000004B0000003846E163ADB6D656CC2.png" manifest:media-type="image/png"/>
  <manifest:file-entry manifest:full-path="Pictures/10000201000003E400000155CEE9F2A83FB8A7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005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134cm, 0cm, 20.28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52cm, 2.403cm, 0cm, 4.79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.74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051cm, 0.698cm, 1.702cm, 1.00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cm"/>
    </style:style>
    <style:style style:name="gr7" style:family="graphic" style:parent-style-name="standard">
      <style:graphic-properties svg:stroke-width="0.051cm" svg:stroke-color="#1b1b1b" draw:marker-start-width="0.355cm" draw:marker-end-width="0.355cm" draw:fill="solid" draw:fill-color="#e12839" draw:textarea-horizontal-align="justify" draw:textarea-vertical-align="middle" draw:auto-grow-height="false" fo:min-height="0.326cm" fo:min-width="1.382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1b1b1b" draw:marker-start-width="0.355cm" draw:marker-end-width="0.355cm" draw:fill="solid" draw:fill-color="#00a5e1" draw:textarea-horizontal-align="justify" draw:textarea-vertical-align="middle" draw:auto-grow-height="false" fo:min-height="0.304cm" fo:min-width="1.407cm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312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23cm, 2.301cm, 0cm, 1.518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ffff" style:font-name="DejaVu Sans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e12839"/>
      <style:paragraph-properties fo:text-align="center"/>
    </style:style>
    <style:style style:name="P6" style:family="paragraph">
      <loext:graphic-properties draw:fill="solid" draw:fill-color="#00a5e1"/>
      <style:paragraph-properties fo:text-align="center"/>
    </style:style>
    <style:style style:name="T1" style:family="text">
      <style:text-properties fo:color="#ffffff" style:font-name="DejaVu San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89cm" svg:height="8.027cm" svg:x="12.7cm" svg:y="0.235cm">
          <draw:image xlink:href="Pictures/10000201000003FC0000014A8EF3723C7D8A1D22.png" xlink:type="simple" xlink:show="embed" xlink:actuate="onLoad">
            <text:p/>
          </draw:image>
        </draw:frame>
        <draw:frame draw:style-name="gr2" draw:text-style-name="P1" draw:layer="layout" svg:width="5.667cm" svg:height="8.423cm" svg:x="33.139cm" svg:y="0cm">
          <draw:image xlink:href="Pictures/10000201000003E400000155CEE9F2A83FB8A7B6.png" xlink:type="simple" xlink:show="embed" xlink:actuate="onLoad">
            <text:p text:style-name="P1">`</text:p>
          </draw:image>
        </draw:frame>
        <draw:g>
          <draw:frame draw:style-name="gr3" draw:text-style-name="P2" draw:layer="layout" svg:width="12.59cm" svg:height="9.623cm" svg:x="0.437cm" svg:y="12.313cm">
            <draw:image xlink:href="Pictures/10000000000004B0000003846E163ADB6D656CC2.png" xlink:type="simple" xlink:show="embed" xlink:actuate="onLoad">
              <text:p/>
            </draw:image>
          </draw:frame>
          <draw:frame draw:style-name="gr4" draw:text-style-name="P4" draw:layer="layout" svg:width="1.247cm" svg:height="1.073cm" svg:x="0.437cm" svg:y="12.706cm">
            <draw:text-box>
              <text:p text:style-name="P3"><text:span text:style-name="T1">b)</text:span></text:p>
            </draw:text-box>
          </draw:frame>
        </draw:g>
        <draw:g>
          <draw:frame draw:style-name="gr5" draw:text-style-name="P2" draw:layer="layout" svg:width="12.556cm" svg:height="11.784cm" svg:x="0.471cm" svg:y="0.508cm">
            <draw:image xlink:href="Pictures/10000000000004B000000640CDAB63CE459E3EEC.png" xlink:type="simple" xlink:show="embed" xlink:actuate="onLoad">
              <text:p/>
            </draw:image>
          </draw:frame>
          <draw:frame draw:style-name="gr6" draw:text-style-name="P4" draw:layer="layout" svg:width="1.529cm" svg:height="1.495cm" svg:x="0.381cm" svg:y="0.888cm">
            <draw:text-box>
              <text:p text:style-name="P3"><text:span text:style-name="T1">a)</text:span></text:p>
            </draw:text-box>
          </draw:frame>
          <draw:custom-shape draw:style-name="gr7" draw:text-style-name="P5" draw:layer="layout" svg:width="2.206cm" svg:height="1.252cm" draw:transform="skewX (0.000872664625997271) rotate (0.537735942539453) translate (7.804cm 2.91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6" draw:layer="layout" svg:width="2.235cm" svg:height="1.208cm" draw:transform="rotate (-1.39155101261508) translate (9.399cm 7.871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9" draw:text-style-name="P2" draw:layer="layout" svg:width="1.5cm" svg:height="5.88cm" svg:x="31.799cm" svg:y="0.867cm">
          <draw:image xlink:href="Pictures/100002010000005100000110629E48D48FB31498.png" xlink:type="simple" xlink:show="embed" xlink:actuate="onLoad">
            <text:p/>
          </draw:image>
        </draw:frame>
        <draw:frame draw:style-name="gr10" draw:text-style-name="P1" draw:layer="layout" svg:width="25.499cm" svg:height="14.269cm" svg:x="13.097cm" svg:y="8.027cm">
          <draw:image xlink:href="Pictures/10000201000003E8000001F46F50CB29480957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735cm" fo:page-height="22.9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5:13:33.137776861</meta:creation-date>
    <dc:date>2021-12-16T14:19:45.121551078</dc:date>
    <meta:editing-duration>PT14H10M3S</meta:editing-duration>
    <meta:editing-cycles>12</meta:editing-cycles>
    <meta:generator>LibreOffice/6.0.7.3$Linux_X86_64 LibreOffice_project/00m0$Build-3</meta:generator>
    <meta:document-statistic meta:object-count="12"/>
  </office:meta>
</office:document-meta>
</file>